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fficerTable" style:family="table">
      <style:table-properties style:width="6.4493in" fo:margin-left="0.4799in" fo:margin-right="-0.0042in" table:align="margins" style:writing-mode="lr-tb"/>
    </style:style>
    <style:style style:name="OfficerTable.A" style:family="table-column">
      <style:table-column-properties style:column-width="2.6806in" style:rel-column-width="27238*"/>
    </style:style>
    <style:style style:name="OfficerTable.B" style:family="table-column">
      <style:table-column-properties style:column-width="3.7688in" style:rel-column-width="38297*"/>
    </style:style>
    <style:style style:name="OfficerTable.A1" style:family="table-cell">
      <style:table-cell-properties fo:padding="0.0382in" fo:border="none"/>
    </style:style>
    <style:style style:name="P1" style:family="paragraph" style:parent-style-name="Text_20_body">
      <style:paragraph-properties fo:line-height="150%" fo:text-align="center" style:justify-single-word="false"/>
      <style:text-properties fo:font-weight="bold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line-height="200%"/>
    </style:style>
    <style:style style:name="P6" style:family="paragraph" style:parent-style-name="Text_20_body">
      <style:paragraph-properties fo:line-height="200%" fo:text-align="center" style:justify-single-word="false"/>
    </style:style>
    <style:style style:name="P7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9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 Of INCORPORATOR<text:line-break/>TO APPOINT DIRECTORS for</text:p>
      <text:p text:style-name="P3"> </text:p>
      <text:p text:style-name="P4">[onshow.company_name]</text:p>
      <text:p text:style-name="P3">A Wyoming Corporation (hereafter “corporation”)</text:p>
      <text:p text:style-name="P3"> </text:p>
      <text:p text:style-name="P2">The Incorporator of the above named corporation hereby appoints the following people to the Board of Directors of the corporation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9">Name</text:p>
            </table:table-cell>
            <table:table-cell table:style-name="OfficerTable.A1" office:value-type="string">
              <text:p text:style-name="P9">Address</text:p>
            </table:table-cell>
          </table:table-row>
        </table:table-header-rows>
        <table:table-row>
          <table:table-cell table:style-name="OfficerTable.A1" office:value-type="string">
            <text:p text:style-name="P8">[a.name;block=table:table-row]</text:p>
          </table:table-cell>
          <table:table-cell table:style-name="OfficerTable.A1" office:value-type="string">
            <text:p text:style-name="P8">[a.address]</text:p>
          </table:table-cell>
        </table:table-row>
      </table:table>
      <text:p text:style-name="Standard"/>
      <text:p text:style-name="Standard"/>
      <text:p text:style-name="P2">  </text:p>
      <text:p text:style-name="P5">Adopted and resolved by the Incorporator of the corporation this <text:date style:data-style-name="N76" text:date-value="2015-02-05T10:14:26.01">February 5, 2015</text:date>.</text:p>
      <text:p text:style-name="P6"> </text:p>
      <text:p text:style-name="P7">________________________________________<text:line-break/>Jason DeBraal, Vice President</text:p>
      <text:p text:style-name="P7">WyomingRegisteredAgent.com, Inc.</text:p>
      <text:p text:style-name="P7">Incorporato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0-11-07T17:03:50.16</meta:creation-date>
    <dc:date>2015-02-05T10:14:25.99</dc:date>
    <meta:editing-duration>PT54M47S</meta:editing-duration>
    <meta:editing-cycles>13</meta:editing-cycles>
    <meta:generator>OpenOffice/4.0.1$Win32 OpenOffice.org_project/401m5$Build-9714</meta:generator>
    <meta:document-statistic meta:table-count="1" meta:image-count="0" meta:object-count="0" meta:page-count="1" meta:paragraph-count="16" meta:word-count="58" meta:character-count="502"/>
  </office:meta>
</office:document-meta>
</file>